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438" officeooo:paragraph-rsid="001cc4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1"/>
      <text:p text:style-name="P1">#include &lt;iostream&gt;</text:p>
      <text:p text:style-name="P1">using namespace std;</text:p>
      <text:p text:style-name="P1"/>
      <text:p text:style-name="P1">class Shape</text:p>
      <text:p text:style-name="P1">{</text:p>
      <text:p text:style-name="P1">private:</text:p>
      <text:p text:style-name="P1"><text:s text:c="4"/>int height;</text:p>
      <text:p text:style-name="P1"><text:s text:c="4"/>int base;</text:p>
      <text:p text:style-name="P1"><text:s text:c="4"/>int radius;</text:p>
      <text:p text:style-name="P1"/>
      <text:p text:style-name="P1">public:</text:p>
      <text:p text:style-name="P1"><text:s text:c="4"/>Shape(int x, int y, int z)</text:p>
      <text:p text:style-name="P1"><text:s text:c="4"/>{</text:p>
      <text:p text:style-name="P1"><text:s text:c="8"/>radius = x;</text:p>
      <text:p text:style-name="P1"><text:s text:c="8"/>height = y;</text:p>
      <text:p text:style-name="P1"><text:s text:c="8"/>base = z;</text:p>
      <text:p text:style-name="P1"><text:s text:c="4"/>}</text:p>
      <text:p text:style-name="P1"/>
      <text:p text:style-name="P1"><text:s text:c="4"/>friend class Area;</text:p>
      <text:p text:style-name="P1">};</text:p>
      <text:p text:style-name="P1"/>
      <text:p text:style-name="P1">class Area</text:p>
      <text:p text:style-name="P1">{</text:p>
      <text:p text:style-name="P1">public:</text:p>
      <text:p text:style-name="P1"><text:s text:c="4"/>void area_of_trinagle_calculator(Shape s)</text:p>
      <text:p text:style-name="P1"><text:s text:c="4"/>{</text:p>
      <text:p text:style-name="P1"><text:s text:c="8"/>cout &lt;&lt; "Area of tringale=" &lt;&lt; (s.height * s.base) / 2 &lt;&lt; endl;</text:p>
      <text:p text:style-name="P1"><text:s text:c="4"/>}</text:p>
      <text:p text:style-name="P1"><text:s text:c="4"/>void area_of_circle_calculator(Shape s)</text:p>
      <text:p text:style-name="P1"><text:s text:c="4"/>{</text:p>
      <text:p text:style-name="P1"/>
      <text:p text:style-name="P1"><text:s text:c="8"/>cout &lt;&lt; "Area of circle=" &lt;&lt; 2 * (22 / 7) * s.radius &lt;&lt; endl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><text:s text:c="4"/>Shape t(0, 3, 2);</text:p>
      <text:p text:style-name="P1"><text:s text:c="4"/>Area a, b;</text:p>
      <text:p text:style-name="P1"><text:s text:c="4"/>a.area_of_trinagle_calculator(t);</text:p>
      <text:p text:style-name="P1"><text:s text:c="4"/>Shape c(2, 0, 0);</text:p>
      <text:p text:style-name="P1"><text:s text:c="4"/>b.area_of_circle_calculator(c);</text:p>
      <text:p text:style-name="P1"/>
      <text:p text:style-name="P1"><text:s text:c="4"/>return 0;</text:p>
      <text:p text:style-name="P1">}</text:p>
      <text:p text:style-name="P1"/>
      <text:p text:style-name="P1"/>
      <text:p text:style-name="P1"><text:soft-page-break/></text:p>
      <text:p text:style-name="P1">TASK#02:</text:p>
      <text:p text:style-name="P1"/>
      <text:p text:style-name="P1"/>
      <text:p text:style-name="P1">#include &lt;iostream&gt;</text:p>
      <text:p text:style-name="P1">using namespace std;</text:p>
      <text:p text:style-name="P1"/>
      <text:p text:style-name="P1">class Location</text:p>
      <text:p text:style-name="P1">{</text:p>
      <text:p text:style-name="P1">private:</text:p>
      <text:p text:style-name="P1"><text:s text:c="4"/>string place;</text:p>
      <text:p text:style-name="P1"/>
      <text:p text:style-name="P1">public:</text:p>
      <text:p text:style-name="P1"><text:s text:c="4"/>Location()</text:p>
      <text:p text:style-name="P1"><text:s text:c="4"/>{</text:p>
      <text:p text:style-name="P1"><text:s text:c="8"/>place = "Pakistan";</text:p>
      <text:p text:style-name="P1"><text:s text:c="4"/>}</text:p>
      <text:p text:style-name="P1"><text:s text:c="4"/>friend class Display;</text:p>
      <text:p text:style-name="P1">};</text:p>
      <text:p text:style-name="P1"/>
      <text:p text:style-name="P1">class Display</text:p>
      <text:p text:style-name="P1">{</text:p>
      <text:p text:style-name="P1">public:</text:p>
      <text:p text:style-name="P1"><text:s text:c="4"/>void print(Location l)</text:p>
      <text:p text:style-name="P1"><text:s text:c="4"/>{</text:p>
      <text:p text:style-name="P1"/>
      <text:p text:style-name="P1"><text:s text:c="8"/>cout &lt;&lt; "Fetched Location=" &lt;&lt; l.place &lt;&lt; endl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><text:s text:c="4"/>Location l;</text:p>
      <text:p text:style-name="P1"/>
      <text:p text:style-name="P1"><text:s text:c="4"/>Display d;</text:p>
      <text:p text:style-name="P1"><text:s text:c="4"/>d.print(l);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5:59:16.759113922</meta:creation-date>
    <meta:generator>LibreOffice/6.4.6.2$Linux_X86_64 LibreOffice_project/40$Build-2</meta:generator>
    <dc:date>2020-11-26T16:02:30.802145103</dc:date>
    <meta:editing-duration>PT1M11S</meta:editing-duration>
    <meta:editing-cycles>1</meta:editing-cycles>
    <meta:document-statistic meta:table-count="0" meta:image-count="0" meta:object-count="0" meta:page-count="2" meta:paragraph-count="68" meta:word-count="152" meta:character-count="1011" meta:non-whitespace-character-count="747"/>
  </office:meta>
</office:document-meta>
</file>